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25T17:17:55.64">
            <text:p>2020/8/25 17:17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12cm" draw:caption-point-x="-0.61cm" draw:caption-point-y="0.533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8-25T17:17:58.27">
            <text:p>20/08/25 17:1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 table:visibility="filter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 table:visibility="filter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 table:visibility="filter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 table:visibility="filter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 table:visibility="filter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 table:visibility="filter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 table:visibility="filter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/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25T17:12:32.85">
            <text:p>2020/8/25 17:12</text:p>
          </table:table-cell>
          <table:table-cell table:formula="of:=NOW()" office:value-type="date" office:date-value="2020-08-25T17:12:32.85">
            <text:p>2020/8/25 17:12</text:p>
          </table:table-cell>
          <table:table-cell table:formula="of:=NOW()" office:value-type="date" office:date-value="2020-08-25T17:12:32.85">
            <text:p>2020/8/25 17:1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25T17:17:55.64">
            <text:p>2020/8/25 17:17</text:p>
          </table:table-cell>
          <table:table-cell table:formula="of:=NOW()" office:value-type="date" office:date-value="2020-08-25T17:17:55.64">
            <text:p>2020/8/25 17:17</text:p>
          </table:table-cell>
          <table:table-cell table:formula="of:=NOW()" office:value-type="date" office:date-value="2020-08-25T17:17:55.64">
            <text:p>2020/8/25 17:1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8-25T17:17:55.64">
            <text:p>2020/8/25 17:17</text:p>
          </table:table-cell>
          <table:table-cell table:style-name="ce9" table:formula="of:=NOW()" office:value-type="date" office:date-value="2020-08-25T17:17:55.64">
            <text:p>2020/8/25 17:17</text:p>
          </table:table-cell>
          <table:table-cell table:style-name="ce9" table:formula="of:=NOW()" office:value-type="date" office:date-value="2020-08-25T17:17:55.64">
            <text:p>2020/8/25 17:1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5" table:display-filter-buttons="true">
          <table:filter>
            <table:filter-condition table:field-number="2" table:value="observ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020/08/25</text:date>, <text:time>17:17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25T17:17:54.77</dc:date>
    <dc:creator>iwabuchi ken</dc:creator>
    <meta:editing-duration>P2DT3H6M</meta:editing-duration>
    <meta:editing-cycles>112</meta:editing-cycles>
    <meta:generator>OpenOffice/4.1.3$Win32 OpenOffice.org_project/413m1$Build-9783</meta:generator>
    <meta:document-statistic meta:table-count="6" meta:cell-count="6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